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626" officeooo:paragraph-rsid="000ae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iamolllllllll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57:50.770683155</meta:creation-date>
    <dc:date>2019-02-19T14:58:15.88254835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4.2.8.2$Linux_x86 LibreOffice_project/420m0$Build-2</meta:generator>
  </office:meta>
</office:document-meta>
</file>